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e1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slaunch turtlebot3_master turtlebot3_master_world1_singleBot.launch – <text:span text:style-name="T1">launch the world</text:span></text:p>
      <text:p text:style-name="Standard"/>
      <text:p text:style-name="Standard"/>
      <text:p text:style-name="Standard"/>
      <text:p text:style-name="Standard">roslaunch obstacle-avoidance-turtlebot obs_aK.launch – <text:span text:style-name="T1">launch the launch fil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4-21T17:16:03.117128097</dc:date>
    <meta:editing-duration>PT1M30S</meta:editing-duration>
    <meta:editing-cycles>1</meta:editing-cycles>
    <meta:document-statistic meta:table-count="0" meta:image-count="0" meta:object-count="0" meta:page-count="1" meta:paragraph-count="2" meta:word-count="13" meta:character-count="166" meta:non-whitespace-character-count="152"/>
    <meta:generator>LibreOffice/6.0.7.3$Linux_X86_64 LibreOffice_project/00m0$Build-3</meta:generator>
  </office:meta>
</office:document-meta>
</file>